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normal" officeooo:rsid="0024b669" officeooo:paragraph-rsid="0013e0fa" style:font-weight-asian="normal" style:font-weight-complex="normal"/>
    </style:style>
    <style:style style:name="P2" style:family="paragraph" style:parent-style-name="Heading_20_3">
      <style:text-properties fo:font-weight="normal" officeooo:rsid="00242d46" officeooo:paragraph-rsid="0013e0fa" style:font-weight-asian="normal" style:font-weight-complex="normal"/>
    </style:style>
    <style:style style:name="P3" style:family="paragraph" style:parent-style-name="Text_20_body">
      <style:text-properties officeooo:rsid="00242d46" officeooo:paragraph-rsid="0013e0fa"/>
    </style:style>
    <style:style style:name="P4" style:family="paragraph" style:parent-style-name="Horizontal_20_Line">
      <style:text-properties officeooo:rsid="00242d46" officeooo:paragraph-rsid="0013e0fa"/>
    </style:style>
    <style:style style:name="P5" style:family="paragraph" style:parent-style-name="Text_20_body" style:list-style-name="L1">
      <style:text-properties officeooo:rsid="00242d46" officeooo:paragraph-rsid="0013e0fa"/>
    </style:style>
    <style:style style:name="P6" style:family="paragraph" style:parent-style-name="Text_20_body" style:list-style-name="L2">
      <style:text-properties officeooo:rsid="00242d46" officeooo:paragraph-rsid="0013e0fa"/>
    </style:style>
    <style:style style:name="P7" style:family="paragraph" style:parent-style-name="Text_20_body" style:list-style-name="L3">
      <style:text-properties officeooo:rsid="00242d46" officeooo:paragraph-rsid="0013e0fa"/>
    </style:style>
    <style:style style:name="P8" style:family="paragraph" style:parent-style-name="Text_20_body" style:list-style-name="L3">
      <style:text-properties officeooo:rsid="001835a3" officeooo:paragraph-rsid="001835a3"/>
    </style:style>
    <style:style style:name="P9" style:family="paragraph" style:parent-style-name="Text_20_body">
      <style:text-properties officeooo:rsid="001546d3" officeooo:paragraph-rsid="001546d3"/>
    </style:style>
    <style:style style:name="P10" style:family="paragraph" style:parent-style-name="Text_20_body" style:list-style-name="L4">
      <style:text-properties officeooo:rsid="00242d46" officeooo:paragraph-rsid="0013e0fa"/>
    </style:style>
    <style:style style:name="P11" style:family="paragraph" style:parent-style-name="Text_20_body" style:list-style-name="L4">
      <style:text-properties officeooo:rsid="001c08d2" officeooo:paragraph-rsid="001c08d2"/>
    </style:style>
    <style:style style:name="P12" style:family="paragraph" style:parent-style-name="Text_20_body">
      <style:text-properties fo:font-weight="normal" officeooo:rsid="001a0e5f" officeooo:paragraph-rsid="001a0e5f" style:font-weight-asian="normal" style:font-weight-complex="normal"/>
    </style:style>
    <style:style style:name="P13" style:family="paragraph" style:parent-style-name="Text_20_body">
      <style:text-properties fo:font-weight="normal" officeooo:rsid="00242d46" officeooo:paragraph-rsid="0013e0fa" style:font-weight-asian="normal" style:font-weight-complex="normal"/>
    </style:style>
    <style:style style:name="P14" style:family="paragraph" style:parent-style-name="Text_20_body" style:list-style-name="L5">
      <style:text-properties officeooo:rsid="00242d46" officeooo:paragraph-rsid="0013e0fa"/>
    </style:style>
    <style:style style:name="P15" style:family="paragraph" style:parent-style-name="Standard">
      <style:text-properties fo:font-weight="normal" officeooo:rsid="001c08d2" officeooo:paragraph-rsid="001c08d2" style:font-weight-asian="normal" style:font-weight-complex="normal"/>
    </style:style>
    <style:style style:name="P16" style:family="paragraph" style:parent-style-name="Standard">
      <style:text-properties fo:font-weight="normal" officeooo:rsid="001f322c" officeooo:paragraph-rsid="001f322c" style:font-weight-asian="normal" style:font-weight-complex="normal"/>
    </style:style>
    <style:style style:name="P17" style:family="paragraph" style:parent-style-name="Standard">
      <style:text-properties fo:font-weight="normal" officeooo:rsid="001d5f2b" officeooo:paragraph-rsid="001d5f2b" style:font-weight-asian="normal" style:font-weight-complex="normal"/>
    </style:style>
    <style:style style:name="T1" style:family="text">
      <style:text-properties officeooo:rsid="001c08d2"/>
    </style:style>
    <style:style style:name="T2" style:family="text">
      <style:text-properties officeooo:rsid="00249518"/>
    </style:style>
    <style:style style:name="T3" style:family="text">
      <style:text-properties officeooo:rsid="00162127"/>
    </style:style>
    <style:style style:name="T4" style:family="text">
      <style:text-properties officeooo:rsid="001d5f2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burn University Meshtastic Radio Proposal DRAFT</text:p>
      <text:h text:style-name="P2" text:outline-level="3">Overview: What Is Meshtastic?</text:h>
      <text:p text:style-name="P3">Meshtastic is an open-source, decentralized communication system that uses LoRa (Long Range) radio technology to enable encrypted, low-power digital messaging between devices known as <text:span text:style-name="Emphasis">nodes</text:span>. Nodes can take several forms, including handheld devices with integrated displays, compact Bluetooth-enabled units that interface with smartphones, or permanently installed high-power stations designed for wide-area coverage.</text:p>
      <text:p text:style-name="P3">Meshtastic is commonly used by hobbyists, outdoor enthusiasts operating beyond cellular coverage, and for emergency or resilient communications during network outages. Its decentralized architecture and low cost make it well suited as an educational platform for engineering students.</text:p>
      <text:p text:style-name="P4"/>
      <text:h text:style-name="P2" text:outline-level="3">How the Technology Works</text:h>
      <text:p text:style-name="P3">In North America, Meshtastic operates in the unlicensed 915 MHz ISM band. LoRa modulation enables long-range communication at very low power levels by trading data rate for sensitivity and range. Payload sizes are typically limited to 256 bytes per message.</text:p>
      <text:p text:style-name="P3">The maximum permitted effective isotropic radiated power (EIRP) in this band is +30 dBm (1<text:span text:style-name="T1">W peak envelope power or PEP</text:span>), <text:span text:style-name="T1">or +36 dBm EIRP (with ~5.8 dBi gain from antenna)</text:span> which this project intends to utilize while remaining within FCC regulations.</text:p>
      <text:p text:style-name="P3">Meshtastic supports multiple radio presets, ranging from short-range, high-bandwidth modes to long-range, low-bandwidth configurations. The most commonly used open-channel preset is <text:span text:style-name="Emphasis">Long Range / Fast</text:span> (1.07 kbps, 250 kHz), which balances throughput and coverage. This project will use the Long/Fast preset as default.</text:p>
      <text:p text:style-name="P3">Nodes form a self-healing mesh network by rebroadcasting messages. A configurable hop limit controls how many times a packet may be relayed, allowing the network to scale while limiting congestion and signal degradation.</text:p>
      <text:p text:style-name="P3"><text:span text:style-name="T1">Channels like longfast are </text:span>encrypted using AES-256 in CTR mode with a pre-shared channel key. <text:span text:style-name="T1">Direct messages use private/public key for e2e encryption. The messages are signed individually </text:span>using <text:span text:style-name="T1">this</text:span> unique private key, allowing recipients to verify the sender’s identity. Packet headers remain unencrypted to allow routing and rebroadcasting.</text:p>
      <text:p text:style-name="P3">Optionally, Meshtastic supports MQTT bridging, which tunnels mesh traffic over the internet. This allows geographically separated mesh networks to interconnect, at the cost of relying on grid infrastructure.</text:p>
      <text:p text:style-name="P4"/>
      <text:h text:style-name="P2" text:outline-level="3">Why This Matters (Educational Value)</text:h>
      <text:p text:style-name="P3">This project is intended primarily as an educational and engagement tool for engineering students. By designing, building, and deploying a mesh radio node, students gain hands-on experience with:</text:p>
      <text:list text:style-name="L1">
        <text:list-item>
          <text:p text:style-name="P5"><text:soft-page-break/>RF transceivers and antenna systems</text:p>
        </text:list-item>
        <text:list-item>
          <text:p text:style-name="P5">Embedded microcontrollers</text:p>
        </text:list-item>
        <text:list-item>
          <text:p text:style-name="P5">Power management and low-power design</text:p>
        </text:list-item>
        <text:list-item>
          <text:p text:style-name="P5">Networking concepts and distributed systems</text:p>
        </text:list-item>
        <text:list-item>
          <text:p text:style-name="P5">Open-source software and hardware ecosystems</text:p>
        </text:list-item>
        <text:list-item>
          <text:p text:style-name="P5">Optional 3D printing and case design</text:p>
        </text:list-item>
      </text:list>
      <text:p text:style-name="P3">Meshtastic represents an accessible entry point into radio communications and embedded systems. Hardware costs are relatively low (~$30–$50 per node), components are readily available, and the project encourages experimentation, iteration, and community contribution. It is also possible to order pre-built nodes from commercial manufactures.</text:p>
      <text:p text:style-name="P3">By expanding local mesh coverage, this project lowers the barrier to entry for new users and creates opportunities for coursework integration, independent projects, and outreach.</text:p>
      <text:p text:style-name="P4"/>
      <text:h text:style-name="P2" text:outline-level="3">Project Plan and Implementation</text:h>
      <text:p text:style-name="P3">The proposed implementation is a permanent, weatherproof, high-power Meshtastic node designed to expand network coverage in the greater Auburn–Opelika area.</text:p>
      <text:p text:style-name="P3"><text:span text:style-name="Strong_20_Emphasis">Design goals:</text:span></text:p>
      <text:list text:style-name="L2">
        <text:list-item>
          <text:p text:style-name="P6">Self-reliant, outdoor-rated enclosure</text:p>
        </text:list-item>
        <text:list-item>
          <text:p text:style-name="P6">Maximum legal transmit power (1W EIRP)</text:p>
        </text:list-item>
        <text:list-item>
          <text:p text:style-name="P6">High-elevation placement for optimal coverage</text:p>
        </text:list-item>
        <text:list-item>
          <text:p text:style-name="P6">Remote accessibility and monitoring</text:p>
        </text:list-item>
        <text:list-item>
          <text:p text:style-name="P6">MQTT connectivity via Ethernet</text:p>
        </text:list-item>
        <text:list-item>
          <text:p text:style-name="P6">Environmental data collection</text:p>
        </text:list-item>
      </text:list>
      <text:p text:style-name="P3">The node will integrate weather sensors (temperature, humidity, pressure, air quality, rainfall, wind speed, and direction) with a raspberry pi to collect, store, and summarize data. The pi will handle the MQTT bridge and broadcast a weather report the mesh network twice daily.</text:p>
      <text:p text:style-name="P3">Two hardware approaches are under consideration:</text:p>
      <text:list text:style-name="L3">
        <text:list-item>
          <text:p text:style-name="P7">A RAK WisBlock-based solution with integrated sensors</text:p>
        </text:list-item>
        <text:list-item>
          <text:p text:style-name="P7">A Station G2 LoRa gateway with standalone sensors from Adafruit</text:p>
        </text:list-item>
        <text:list-item>
          <text:p text:style-name="P8">Pi hat 1W transceiver + open source schematic w/sensors or standalone from adafruit</text:p>
        </text:list-item>
      </text:list>
      <text:p text:style-name="P9">The station will be powered with a solar panel and battery solution, with the goal to reach ~2 days of backup without sun.</text:p>
      <text:p text:style-name="P3"><text:soft-page-break/>Pending approval, the node would be installed atop Haley Center, the tallest building in Lee County, using an omnidirectional antenna mounted on a pole with a weatherproof enclosure to minimize maintenance requirements.</text:p>
      <text:p text:style-name="P3">A secondary portable high-power node may also be constructed for long-range testing and experimentation.</text:p>
      <text:p text:style-name="P4"/>
      <text:h text:style-name="P2" text:outline-level="3">Limitations and Risks</text:h>
      <text:list text:style-name="L4">
        <text:list-item>
          <text:p text:style-name="P10">LoRa performs best with clear line-of-sight; dense urban environments or heavy foliage can reduce reliability.</text:p>
        </text:list-item>
        <text:list-item>
          <text:p text:style-name="P10">The Meshtastic ecosystem is still evolving, and firmware bugs or instability are possible.</text:p>
        </text:list-item>
        <text:list-item>
          <text:p text:style-name="P10">Network utility depends on user adoption; initial traffic may be limited.</text:p>
        </text:list-item>
        <text:list-item>
          <text:p text:style-name="P10">Alternative technologies exist (e.g., APRS, MeshCore), though Meshtastic targets a different user base focused on low-power, unlicensed operation.</text:p>
        </text:list-item>
        <text:list-item>
          <text:p text:style-name="P11">A separate service will be needed to compute the telemetry data to save on power locally</text:p>
        </text:list-item>
      </text:list>
      <text:p text:style-name="P3">These risks are acceptable given the educational focus and low deployment cost.</text:p>
      <text:p text:style-name="P4"/>
      <text:h text:style-name="P2" text:outline-level="3">Maintenance and Servicing</text:h>
      <text:p text:style-name="P3">Any required maintenance would follow university facilities and safety procedures. The goal is to minimize service needs through robust enclosure design, remote monitoring, and conservative power and thermal management.</text:p>
      <text:p text:style-name="P4"/>
      <text:h text:style-name="P2" text:outline-level="3">Future Expansion</text:h>
      <text:p text:style-name="P12">If the project is successful, it would be great to partner with the makerspace to order starter mesh kits to offer for students. Some can be found for as little as <text:a xlink:type="simple" xlink:href="https://www.seeedstudio.com/Wio-SX1262-with-XIAO-ESP32S3-p-5982.html" text:style-name="Internet_20_link" text:visited-style-name="Visited_20_Internet_20_Link">$10</text:a> through seeedstudio.</text:p>
      <text:p text:style-name="P13">The project could benefit from collaboration with other universities such as G<text:span text:style-name="T2">T, AUM</text:span>, and UAB. This would require <text:span text:style-name="T2">more specialized hardware and configuration including directional antennas and relays along the path. Future upgrades can also be made to the node so the legacy can be continued within the ECE department, the Ham Radio Club, or Student Projects and Research </text:span><text:span text:style-name="T3">Committee</text:span><text:span text:style-name="T2"> (SPARC).</text:span></text:p>
      <text:h text:style-name="P2" text:outline-level="3">Proposed Timeline</text:h>
      <text:list text:style-name="L5">
        <text:list-item>
          <text:p text:style-name="P14">Partner with a faculty advisor</text:p>
        </text:list-item>
        <text:list-item>
          <text:p text:style-name="P14">Finalize proposal and secure funding</text:p>
        </text:list-item>
        <text:list-item>
          <text:p text:style-name="P14">Submit proposal to ECE department leadership</text:p>
        </text:list-item>
        <text:list-item>
          <text:p text:style-name="P14"><text:soft-page-break/>Obtain required departmental and facilities approvals</text:p>
        </text:list-item>
        <text:list-item>
          <text:p text:style-name="P14">Procure components and assemble hardware</text:p>
        </text:list-item>
        <text:list-item>
          <text:p text:style-name="P14">Coordinate installation</text:p>
        </text:list-item>
        <text:list-item>
          <text:p text:style-name="P14">Test, document, and report results</text:p>
        </text:list-item>
        <text:list-item>
          <text:p text:style-name="P14">Conduct student outreach and engagement</text:p>
        </text:list-item>
      </text:list>
      <text:p text:style-name="P15">What I would get out of this project:</text:p>
      <text:p text:style-name="P15">This project will teach me networking protocols through using MQTT and packet tracing, using data structures to store telemetry data, write a program to store, compute, transmit, and receive data, and a program to broadcast the data. It also gives me a chance to work with alpine linux with overlayfs. If I decide to go the fully custom route, I can make a pihat and a separate I2C board with all the sensors on it for a separate sensor “cage” to keep the essential electronics safe from the elements. Another idea to preserve this service would be to incorporate everything locally and send weather data over the mqtt channel to receive at home. This is ideal because the project can be easily handed off when I graduate and is mostly self reliant, at the cost of increasing power draw and potentially shortening SD card lifespan with constant reads and writes.</text:p>
      <text:p text:style-name="P15"/>
      <text:p text:style-name="P15">Items needed for project:</text:p>
      <text:p text:style-name="P15">Sandisk industrial sd card</text:p>
      <text:p text:style-name="P15">Solar panel</text:p>
      <text:p text:style-name="P15">Battery System</text:p>
      <text:p text:style-name="P15">Raspberrry pi zero 2w</text:p>
      <text:p text:style-name="P15">Antenna cable</text:p>
      <text:p text:style-name="P15">Waterproof tape</text:p>
      <text:p text:style-name="P15">Mounting brackets</text:p>
      <text:p text:style-name="P15">pole???</text:p>
      <text:p text:style-name="P15">Waterproof junction box + sensor cage <text:span text:style-name="T4">with mesh</text:span></text:p>
      <text:p text:style-name="P15">Ethernet cable to roof</text:p>
      <text:p text:style-name="P15">Stemma cable probs</text:p>
      <text:p text:style-name="P15">Ethernet adapter for pi</text:p>
      <text:p text:style-name="P15">Antenna</text:p>
      <text:p text:style-name="P15">Sensors + rainfall/wind gauge</text:p>
      <text:p text:style-name="P16">3D printed mounting tray in junction box</text:p>
      <text:p text:style-name="P16">Cool laser cut design on box ??</text:p>
      <text:p text:style-name="P15"/>
      <text:p text:style-name="P15"/>
      <text:p text:style-name="P15"/>
      <text:p text:style-name="P15">Plans for a second high power mesh node? Or potentially some way to analyze RF (work with grad students)</text:p>
      <text:p text:style-name="P17">Make sure pi is able to be turned on remotely</text:p>
      <text:p text:style-name="P17"/>
      <text:p text:style-name="P17">The ideal plan is to power the rpi and benchmark it to see how much power it consumes, then add 1w sustained. After we get an idea of the power budget, then we can proceed onto planning the solar panel size and battery system capac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4T14:48:15.703933660</meta:creation-date>
    <dc:date>2025-12-24T22:54:41.854615829</dc:date>
    <meta:editing-duration>PT52M58S</meta:editing-duration>
    <meta:editing-cycles>8</meta:editing-cycles>
    <meta:generator>LibreOffice/25.2.3.2$Linux_X86_64 LibreOffice_project/520$Build-2</meta:generator>
    <meta:document-statistic meta:table-count="0" meta:image-count="0" meta:object-count="0" meta:page-count="4" meta:paragraph-count="81" meta:word-count="1248" meta:character-count="8195" meta:non-whitespace-character-count="7058"/>
  </office:meta>
</office:document-meta>
</file>